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Neue" svg:font-family="'Helvetica Neue', Helvetica, Arial, sans-serif"/>
    <style:font-face style:name="Lohit Devanagari1" svg:font-family="'Lohit Devanagari'"/>
    <style:font-face style:name="arial" svg:font-family="arial, sans-serif"/>
    <style:font-face style:name="verdana" svg:font-family="verdana, genev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91f0" officeooo:paragraph-rsid="000791f0"/>
    </style:style>
    <style:style style:name="P2" style:family="paragraph" style:parent-style-name="Standard">
      <style:text-properties fo:font-weight="normal" officeooo:rsid="000c5eef" officeooo:paragraph-rsid="000c5eef" style:font-weight-asian="normal" style:font-weight-complex="normal"/>
    </style:style>
    <style:style style:name="P3" style:family="paragraph" style:parent-style-name="Standard">
      <style:text-properties fo:font-size="12pt" fo:font-weight="normal" officeooo:rsid="000791f0" officeooo:paragraph-rsid="000791f0" style:font-size-asian="10.5pt" style:font-weight-asian="normal" style:font-size-complex="12pt" style:font-weight-complex="normal"/>
    </style:style>
    <style:style style:name="P4" style:family="paragraph" style:parent-style-name="Standard">
      <style:text-properties fo:font-size="12pt" fo:font-weight="normal" officeooo:rsid="000791f0" officeooo:paragraph-rsid="00091383" style:font-size-asian="10.5pt" style:font-weight-asian="normal" style:font-size-complex="12pt" style:font-weight-complex="normal"/>
    </style:style>
    <style:style style:name="P5" style:family="paragraph" style:parent-style-name="Standard">
      <style:text-properties fo:font-size="12pt" fo:font-weight="normal" officeooo:rsid="00091383" officeooo:paragraph-rsid="00091383" style:font-size-asian="10.5pt" style:font-weight-asian="normal" style:font-size-complex="12pt" style:font-weight-complex="normal"/>
    </style:style>
    <style:style style:name="P6" style:family="paragraph" style:parent-style-name="Standard">
      <style:text-properties fo:font-size="12pt" fo:font-weight="normal" officeooo:rsid="000a1197" officeooo:paragraph-rsid="000a1197" style:font-size-asian="10.5pt" style:font-weight-asian="normal" style:font-size-complex="12pt" style:font-weight-complex="normal"/>
    </style:style>
    <style:style style:name="P7" style:family="paragraph" style:parent-style-name="Standard">
      <style:text-properties fo:font-size="12pt" fo:font-weight="bold" officeooo:rsid="000a429c" officeooo:paragraph-rsid="000a429c" style:font-size-asian="10.5pt" style:font-weight-asian="bold" style:font-size-complex="12pt" style:font-weight-complex="bold"/>
    </style:style>
    <style:style style:name="P8" style:family="paragraph" style:parent-style-name="Standard">
      <style:text-properties fo:font-variant="normal" fo:text-transform="none" fo:color="#333333" style:font-name="verdana" fo:font-size="12pt" fo:letter-spacing="normal" fo:font-style="normal" fo:font-weight="normal" officeooo:rsid="00091383" officeooo:paragraph-rsid="00091383" style:font-size-asian="10.5pt" style:font-weight-asian="normal" style:font-size-complex="12pt" style:font-weight-complex="normal"/>
    </style:style>
    <style:style style:name="P9" style:family="paragraph" style:parent-style-name="Standard">
      <style:text-properties fo:font-variant="normal" fo:text-transform="none" fo:color="#333333" fo:font-size="12pt" fo:letter-spacing="normal" fo:font-weight="normal" officeooo:rsid="000791f0" officeooo:paragraph-rsid="000791f0" style:font-size-asian="10.5pt" style:font-weight-asian="normal" style:font-size-complex="12pt" style:font-weight-complex="normal"/>
    </style:style>
    <style:style style:name="P10" style:family="paragraph" style:parent-style-name="Standard">
      <style:text-properties officeooo:paragraph-rsid="000a429c"/>
    </style:style>
    <style:style style:name="P11" style:family="paragraph" style:parent-style-name="Standard">
      <style:text-properties officeooo:rsid="000a429c" officeooo:paragraph-rsid="000a429c"/>
    </style:style>
    <style:style style:name="P12" style:family="paragraph" style:parent-style-name="Text_20_body">
      <style:text-properties officeooo:paragraph-rsid="00091383"/>
    </style:style>
    <style:style style:name="T1" style:family="text">
      <style:text-properties fo:font-size="14pt" style:font-size-asian="14pt" style:font-size-complex="14pt"/>
    </style:style>
    <style:style style:name="T2" style:family="text">
      <style:text-properties fo:font-size="14pt" officeooo:rsid="000d1f71"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0a429c" style:font-size-asian="14pt" style:font-weight-asian="bold" style:font-size-complex="14pt" style:font-weight-complex="bold"/>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fo:font-weight="normal" officeooo:rsid="000a429c" style:font-size-asian="14pt" style:font-weight-asian="normal" style:font-size-complex="14pt" style:font-weight-complex="normal"/>
    </style:style>
    <style:style style:name="T7" style:family="text">
      <style:text-properties fo:font-size="14pt" fo:font-weight="normal" officeooo:rsid="000ee6b1" style:font-size-asian="14pt" style:font-weight-asian="normal" style:font-size-complex="14pt" style:font-weight-complex="normal"/>
    </style:style>
    <style:style style:name="T8" style:family="text">
      <style:text-properties fo:font-weight="bold" style:font-weight-asian="bold" style:font-weight-complex="bold"/>
    </style:style>
    <style:style style:name="T9" style:family="text">
      <style:text-properties fo:font-weight="bold" officeooo:rsid="00091383" style:font-weight-asian="bold" style:font-weight-complex="bold"/>
    </style:style>
    <style:style style:name="T10" style:family="text">
      <style:text-properties officeooo:rsid="00091383"/>
    </style:style>
    <style:style style:name="T11" style:family="text">
      <style:text-properties fo:font-variant="normal" fo:text-transform="none" fo:color="#333333" style:font-name="verdana" fo:font-size="12pt" fo:letter-spacing="normal" fo:font-style="normal" fo:font-weight="normal" officeooo:rsid="00091383" style:font-size-asian="10.5pt" style:font-weight-asian="normal" style:font-size-complex="12pt" style:font-weight-complex="normal"/>
    </style:style>
    <style:style style:name="T12" style:family="text">
      <style:text-properties fo:font-variant="normal" fo:text-transform="none" fo:color="#202124" style:font-name="arial" fo:font-size="12pt" fo:letter-spacing="normal" fo:font-style="normal" fo:font-weight="normal" style:font-size-asian="14pt" style:font-weight-asian="bold" style:font-size-complex="14pt" style:font-weight-complex="bold"/>
    </style:style>
    <style:style style:name="T13" style:family="text">
      <style:text-properties fo:font-variant="normal" fo:text-transform="none" fo:color="#202124" style:font-name="arial" fo:letter-spacing="normal" fo:font-style="normal"/>
    </style:style>
    <style:style style:name="T14" style:family="text">
      <style:text-properties fo:font-variant="normal" fo:text-transform="none" fo:color="#202124" style:font-name="arial" fo:letter-spacing="normal" fo:font-style="normal" fo:font-weight="normal" style:font-weight-asian="normal" style:font-weight-complex="normal"/>
    </style:style>
    <style:style style:name="T15" style:family="text">
      <style:text-properties fo:font-variant="normal" fo:text-transform="none" fo:color="#202124" fo:letter-spacing="normal"/>
    </style:style>
    <style:style style:name="T16" style:family="text">
      <style:text-properties fo:font-variant="normal" fo:text-transform="none" fo:color="#202124" fo:font-size="14pt" fo:letter-spacing="normal" fo:font-weight="bold" style:font-size-asian="14pt" style:font-weight-asian="bold" style:font-size-complex="14pt" style:font-weight-complex="bold"/>
    </style:style>
    <style:style style:name="T17" style:family="text">
      <style:text-properties style:font-name="verdana" fo:font-style="normal" style:font-weight-asian="bold" style:font-weight-complex="bold"/>
    </style:style>
    <style:style style:name="T18" style:family="text">
      <style:text-properties fo:font-weight="normal" style:font-weight-asian="normal" style:font-weight-complex="normal"/>
    </style:style>
    <style:style style:name="T19" style:family="text">
      <style:text-properties officeooo:rsid="000ee6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tab/><text:span text:style-name="T3">Lab 01</text:span></text:p>
      <text:p text:style-name="P3"><text:span text:style-name="T8">Q1 </text:span>Difference between network and networking?</text:p>
      <text:p text:style-name="P4"><text:span text:style-name="T10">NETWORK:</text:span></text:p>
      <text:p text:style-name="P5">A set of computing devices connected together for the purpose of sharing information and resources.</text:p>
      <text:p text:style-name="P5"/>
      <text:p text:style-name="P5">A collection of computing devices connected together to communicate with each other.</text:p>
      <text:p text:style-name="P5"/>
      <text:p text:style-name="P4"><text:span text:style-name="T10">NETWORKING:</text:span><text:tab/></text:p>
      <text:p text:style-name="P5">Total process of creating and using computer and using computer networks, with respect to hardware, protocols, and software, including wired ad wireless technology.</text:p>
      <text:p text:style-name="P5"/>
      <text:p text:style-name="P5">Creating, maintaining and other related activities involving a network.</text:p>
      <text:p text:style-name="P4"/>
      <text:p text:style-name="P3"><text:span text:style-name="T8">Q2 </text:span>Components of data communication model?</text:p>
      <text:p text:style-name="P5">MESSAGE:</text:p>
      <text:p text:style-name="P8">The message is the information (data) to be communicated. Popular forms of information include text, numbers, pictures, audio, and video.</text:p>
      <text:p text:style-name="P5"/>
      <text:p text:style-name="P5">SENDER:</text:p>
      <text:p text:style-name="P12"><text:span text:style-name="T11">The sender is the device that sends the data message. It can be a computer, workstation, telephone handset, video camera, and so on.</text:span></text:p>
      <text:p text:style-name="P5">RECEIVER:</text:p>
      <text:p text:style-name="P12"><text:span text:style-name="T11">The receiver is the device that receives the message. It can be a computer, workstation, telephone handset, television, and so on.</text:span></text:p>
      <text:p text:style-name="P5">TRANSMISSION MEDIUM:</text:p>
      <text:p text:style-name="P8">The transmission medium is the physical path by which a message travels from sender to receiver. Some examples of transmission media include twisted-pair wire, coaxial cable, fiber-optic cable, and radio waves.</text:p>
      <text:p text:style-name="P8"/>
      <text:p text:style-name="P5">PROTOCOLS:</text:p>
      <text:p text:style-name="P9"><text:span text:style-name="T9">A </text:span><text:span text:style-name="T17">protocol is a set of rules that govern data communications. It represents an agreement between the communicating devices. Without a protocol, two devices may be connected but not communicating, just as a person speaking French cannot be understood by a person who speaks</text:span></text:p>
      <text:p text:style-name="P3"><text:span text:style-name="T8"/></text:p>
      <text:p text:style-name="P3"><text:span text:style-name="T8">Q3 </text:span>Does analogue conversation take place in source as transmitter?</text:p>
      <text:p text:style-name="P6">Computer devices are generate data in digital bit form which are not directly able to send in transmission medium. So, first it convert into analog signals by using modem and then send to transmission medium</text:p>
      <text:p text:style-name="P3"/>
      <text:p text:style-name="P3"/>
      <text:p text:style-name="P3"/>
      <text:p text:style-name="P3"><text:span text:style-name="T8">Q4 </text:span>Give an example of data communication model?</text:p>
      <text:p text:style-name="P3"><text:span text:style-name="T13">a common example of data communications</text:span><text:span text:style-name="T15"> </text:span><text:span text:style-name="T13">is a computer connected to the Internet via a Wi-Fi connection, which uses a wireless medium to send and receive data</text:span><text:span text:style-name="T15"> </text:span><text:span text:style-name="T13">from one</text:span><text:span text:style-name="T15"> </text:span><text:span text:style-name="T13">or more remote servers. </text:span></text:p>
      <text:p text:style-name="P3"/>
      <text:p text:style-name="P3"/>
      <text:p text:style-name="P3"><text:span text:style-name="T8">Q5 </text:span>What is Peer-to-Peer network?</text:p>
      <text:p text:style-name="P3"><text:soft-page-break/><text:span text:style-name="T13">In peer-to-peer</text:span><text:span text:style-name="T15"> </text:span><text:span text:style-name="T13">(P2P) networking, a group of computers are linked together with equal permissions and responsibilities for processing data. </text:span></text:p>
      <text:p text:style-name="P3"><text:span text:style-name="T13"/></text:p>
      <text:p text:style-name="P3"><text:span text:style-name="T8">Q6 </text:span>Build LAN &amp; WAN environment using Packet Tracer?</text:p>
      <text:p text:style-name="P3"/>
      <text:p text:style-name="P3"/>
      <text:p text:style-name="P1"><text:tab/><text:tab/><text:tab/><text:tab/><text:tab/><text:span text:style-name="T3">Lab 02(a)</text:span></text:p>
      <text:p text:style-name="P7"><text:span text:style-name="T13">Q1 </text:span><text:span text:style-name="T14">What is difference between partial and full mesh topology?</text:span></text:p>
      <text:p text:style-name="P3"><text:span text:style-name="T13">With a full mesh, each node is directly connected to every other node. This enables a message to be sent along many individual routes. With a partial mesh, not all nodes are connected directly to each other.</text:span></text:p>
      <text:p text:style-name="P3"/>
      <text:p text:style-name="P7">Q2 <text:span text:style-name="T18">Design Bus and Star Topology environment using Packet Tracer?</text:span></text:p>
      <text:p text:style-name="P7"><text:span text:style-name="T18"/></text:p>
      <text:p text:style-name="P7"><text:span text:style-name="T18"/></text:p>
      <text:p text:style-name="P7"><text:span text:style-name="T18"/></text:p>
      <text:p text:style-name="P7"><text:span text:style-name="T18"/></text:p>
      <text:p text:style-name="P1"><text:tab/><text:tab/><text:tab/><text:tab/><text:tab/><text:span text:style-name="T3">Lab 02(b)</text:span></text:p>
      <text:p text:style-name="P11"><text:span text:style-name="T3">Q1 </text:span><text:span text:style-name="T5">If two computer belongs to the same network so either we should assign same class IP or different class IP? If we assign same IP address than why ?</text:span></text:p>
      <text:p text:style-name="P11"><text:span text:style-name="T3"/></text:p>
      <text:p text:style-name="P2"><text:span text:style-name="T1">We can’t assign same IP of same computer or same network because </text:span><text:span text:style-name="T2">IP address is just like address we can send or share our data with another PC with their IP address so it is not possible having same IP address of different computers of same network</text:span></text:p>
      <text:p text:style-name="P2"><text:span text:style-name="T2"/></text:p>
      <text:p text:style-name="P10"><text:span text:style-name="T4">Q2 </text:span><text:span text:style-name="T6">What happens if two computers want to communicate through switch and we forget to assign IP on one computer?</text:span></text:p>
      <text:p text:style-name="P10"><text:span text:style-name="T4">Q3 </text:span><text:span text:style-name="T7">file</text:span></text:p>
      <text:p text:style-name="P11"><text:span text:style-name="T5"/></text:p>
      <text:p text:style-name="P11"><text:span text:style-name="T3">Q4 </text:span><text:span text:style-name="T5">Difference between hub and switch?</text:span></text:p>
      <text:p text:style-name="P11"><text:span text:style-name="T12">A Hub</text:span><text:span text:style-name="T16"> </text:span><text:span text:style-name="T12">is a networking device that allows you to connect multiple PCs to a single network, whereas a Switch</text:span><text:span text:style-name="T16"> </text:span><text:span text:style-name="T12">connects various devices together on a single computer network.</text:span></text:p>
      <text:p text:style-name="P1"><text:span text:style-name="T3"/></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Neue" svg:font-family="'Helvetica Neue', Helvetica, Arial, sans-serif"/>
    <style:font-face style:name="Lohit Devanagari1" svg:font-family="'Lohit Devanagari'"/>
    <style:font-face style:name="arial" svg:font-family="arial, sans-serif"/>
    <style:font-face style:name="verdana" svg:font-family="verdana, genev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7T23:07:21.857655874</meta:creation-date>
    <dc:date>2021-03-08T00:47:22.351678089</dc:date>
    <meta:editing-duration>PT6M39S</meta:editing-duration>
    <meta:editing-cycles>2</meta:editing-cycles>
    <meta:generator>LibreOffice/6.4.6.2$Linux_X86_64 LibreOffice_project/40$Build-2</meta:generator>
    <meta:document-statistic meta:table-count="0" meta:image-count="0" meta:object-count="0" meta:page-count="2" meta:paragraph-count="37" meta:word-count="534" meta:character-count="3288" meta:non-whitespace-character-count="2773"/>
  </office:meta>
</office:document-meta>
</file>